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Таблица1" style:family="table">
      <style:table-properties style:width="6.7681in" table:align="margins"/>
    </style:style>
    <style:style style:name="Таблица1.A" style:family="table-column">
      <style:table-column-properties style:column-width="3.384in" style:rel-column-width="32767*"/>
    </style:style>
    <style:style style:name="Таблица1.B" style:family="table-column">
      <style:table-column-properties style:column-width="3.384in" style:rel-column-width="32768*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7681in" table:align="margins"/>
    </style:style>
    <style:style style:name="Таблица2.A" style:family="table-column">
      <style:table-column-properties style:column-width="6.7681in" style:rel-column-width="65535*"/>
    </style:style>
    <style:style style:name="Таблица2.A1" style:family="table-cell">
      <style:table-cell-properties fo:padding="0.0382in" fo:border-left="none" fo:border-right="none" fo:border-top="none" fo:border-bottom="0.5pt solid #000000"/>
    </style:style>
    <style:style style:name="Таблица3" style:family="table">
      <style:table-properties style:width="6.7681in" table:align="margins"/>
    </style:style>
    <style:style style:name="Таблица3.A" style:family="table-column">
      <style:table-column-properties style:column-width="3.384in" style:rel-column-width="32767*"/>
    </style:style>
    <style:style style:name="Таблица3.B" style:family="table-column">
      <style:table-column-properties style:column-width="3.384in" style:rel-column-width="32768*"/>
    </style:style>
    <style:style style:name="Таблица3.A1" style:family="table-cell">
      <style:table-cell-properties fo:padding="0.0382in" fo:border-left="none" fo:border-right="none" fo:border-top="none" fo:border-bottom="0.5pt solid #000000"/>
    </style:style>
    <style:style style:name="Таблица4" style:family="table">
      <style:table-properties style:width="6.7681in" table:align="margins"/>
    </style:style>
    <style:style style:name="Таблица4.A" style:family="table-column">
      <style:table-column-properties style:column-width="3.384in" style:rel-column-width="32767*"/>
    </style:style>
    <style:style style:name="Таблица4.B" style:family="table-column">
      <style:table-column-properties style:column-width="3.384in" style:rel-column-width="32768*"/>
    </style:style>
    <style:style style:name="Таблица4.A1" style:family="table-cell">
      <style:table-cell-properties fo:padding="0.0382in" fo:border="none"/>
    </style:style>
    <style:style style:name="Таблица5" style:family="table">
      <style:table-properties style:width="6.7681in" table:align="margins"/>
    </style:style>
    <style:style style:name="Таблица5.A" style:family="table-column">
      <style:table-column-properties style:column-width="3.384in" style:rel-column-width="32767*"/>
    </style:style>
    <style:style style:name="Таблица5.B" style:family="table-column">
      <style:table-column-properties style:column-width="3.384in" style:rel-column-width="32768*"/>
    </style:style>
    <style:style style:name="Таблица5.A1" style:family="table-cell">
      <style:table-cell-properties fo:padding="0.0382in" fo:border="none"/>
    </style:style>
    <style:style style:name="Таблица6" style:family="table">
      <style:table-properties style:width="6.7681in" table:align="margins"/>
    </style:style>
    <style:style style:name="Таблица6.A" style:family="table-column">
      <style:table-column-properties style:column-width="3.384in" style:rel-column-width="32767*"/>
    </style:style>
    <style:style style:name="Таблица6.B" style:family="table-column">
      <style:table-column-properties style:column-width="3.384in" style:rel-column-width="32768*"/>
    </style:style>
    <style:style style:name="Таблица6.A1" style:family="table-cell">
      <style:table-cell-properties fo:padding="0.0382in" fo:border-left="none" fo:border-right="none" fo:border-top="none" fo:border-bottom="0.5pt solid #000000"/>
    </style:style>
    <style:style style:name="Таблица7" style:family="table">
      <style:table-properties style:width="6.7708in" fo:margin-left="0in" table:align="left"/>
    </style:style>
    <style:style style:name="Таблица7.A" style:family="table-column">
      <style:table-column-properties style:column-width="3.3854in"/>
    </style:style>
    <style:style style:name="Таблица7.A1" style:family="table-cell">
      <style:table-cell-properties fo:padding="0.0382in" fo:border="none"/>
    </style:style>
    <style:style style:name="Таблица8" style:family="table">
      <style:table-properties style:width="6.7681in" table:align="margins"/>
    </style:style>
    <style:style style:name="Таблица8.A" style:family="table-column">
      <style:table-column-properties style:column-width="3.384in" style:rel-column-width="32767*"/>
    </style:style>
    <style:style style:name="Таблица8.B" style:family="table-column">
      <style:table-column-properties style:column-width="3.384in" style:rel-column-width="32768*"/>
    </style:style>
    <style:style style:name="Таблица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22fecf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342746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232d0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34a0f7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313bb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2fecf" officeooo:paragraph-rsid="0022fecf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232d01" officeooo:paragraph-rsid="00232d01" style:font-size-asian="10pt" style:font-size-complex="10pt"/>
    </style:style>
    <style:style style:name="P11" style:family="paragraph" style:parent-style-name="Table_20_Contents">
      <style:paragraph-properties fo:line-height="115%" fo:text-align="start" style:justify-single-word="false"/>
      <style:text-properties fo:font-size="10pt" officeooo:paragraph-rsid="0034a0f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43041" officeooo:paragraph-rsid="00243041" style:font-size-asian="10pt" style:font-size-complex="10pt"/>
    </style:style>
    <style:style style:name="P13" style:family="paragraph" style:parent-style-name="Standard">
      <style:paragraph-properties fo:margin-top="0.0398in" fo:margin-bottom="0.0398in" style:contextual-spacing="false" fo:line-height="0.1575in" fo:text-align="center" style:justify-single-word="false"/>
      <style:text-properties fo:font-size="10pt" officeooo:rsid="0019f7f5" officeooo:paragraph-rsid="0019f7f5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fo:font-size="10pt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fo:font-size="10pt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fo:font-size="10pt" officeooo:paragraph-rsid="002fd2fa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indent="0.5902in" style:auto-text-indent="false" fo:background-color="transparent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0pt" officeooo:paragraph-rsid="0034a0f7" style:font-size-asian="10pt" style:font-size-complex="10pt"/>
    </style:style>
    <style:style style:name="P19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0pt" officeooo:paragraph-rsid="0022fecf" style:font-size-asian="10pt" style:font-size-complex="10pt"/>
    </style:style>
    <style:style style:name="P20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0pt" officeooo:paragraph-rsid="00243041" style:font-size-asian="10pt" style:font-size-complex="10pt"/>
    </style:style>
    <style:style style:name="P21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fo:font-size="10pt" officeooo:paragraph-rsid="0022fecf" style:font-size-asian="10pt" style:font-size-complex="10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00%" fo:text-align="justify" style:justify-single-word="false" fo:text-indent="0.5118in" style:auto-text-indent="false" style:page-number="auto" fo:background-color="transparent"/>
      <style:text-properties fo:font-size="10pt" officeooo:paragraph-rsid="002fd2fa" style:font-size-asian="10pt" style:font-size-complex="10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00%" fo:text-align="justify" style:justify-single-word="false" fo:text-indent="0.5118in" style:auto-text-indent="false" style:page-number="auto" fo:background-color="transparent"/>
      <style:text-properties fo:font-size="10pt" officeooo:paragraph-rsid="0034a0f7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00%" fo:text-align="justify" style:justify-single-word="false" fo:text-indent="0.5118in" style:auto-text-indent="false" style:page-number="auto" fo:background-color="transparent"/>
      <style:text-properties fo:font-size="10pt" officeooo:paragraph-rsid="00243041" style:font-size-asian="10pt" style:font-size-complex="10pt"/>
    </style:style>
    <style:style style:name="P25" style:family="paragraph" style:parent-style-name="Standard">
      <style:paragraph-properties fo:margin-top="0.0398in" fo:margin-bottom="0.0398in" style:contextual-spacing="false" fo:line-height="0.1575in" fo:text-align="center" style:justify-single-word="false"/>
      <style:text-properties fo:font-size="10pt" officeooo:paragraph-rsid="0022fec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officeooo:rsid="002fd2fa" officeooo:paragraph-rsid="002fd2fa" style:font-size-asian="10pt" style:font-size-complex="10pt"/>
    </style:style>
    <style:style style:name="P27" style:family="paragraph" style:parent-style-name="Standard">
      <style:paragraph-properties fo:margin-top="0.0398in" fo:margin-bottom="0.0398in" style:contextual-spacing="false" fo:line-height="0.1575in" fo:text-align="center" style:justify-single-word="false"/>
      <style:text-properties fo:font-size="10pt" fo:language="ru" fo:country="RU" fo:font-weight="normal" officeooo:rsid="0024375a" officeooo:paragraph-rsid="0024375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.0398in" fo:margin-bottom="0.0398in" style:contextual-spacing="false" fo:line-height="0.1575in"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0pt" fo:font-weight="normal" officeooo:rsid="0019f7f5" officeooo:paragraph-rsid="0034a0f7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.0398in" fo:margin-bottom="0.0398in" style:contextual-spacing="false" fo:line-height="0.1575in" fo:text-align="center" style:justify-single-word="false" fo:break-before="page"/>
      <style:text-properties fo:font-size="10pt" fo:font-weight="bold" officeooo:paragraph-rsid="0022fecf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6299in" style:auto-text-indent="false" fo:background-color="transparent"/>
      <style:text-properties style:font-name="Liberation Serif" fo:font-size="10pt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style:font-name="Liberation Serif" fo:font-size="10pt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style:font-name="Liberation Serif" fo:font-size="10pt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style:font-name="Liberation Serif" fo:font-size="10pt" officeooo:paragraph-rsid="0033011d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style:font-name="Liberation Serif" fo:font-size="10pt" officeooo:paragraph-rsid="002f7dd3" style:font-size-asian="10pt" style:font-size-complex="10pt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style:font-name="Liberation Serif" fo:font-size="10pt" officeooo:paragraph-rsid="002fd2fa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style:font-name="Liberation Serif" fo:font-size="10pt" officeooo:paragraph-rsid="002fd2fa" style:font-size-asian="10pt" style:font-size-complex="10pt"/>
    </style:style>
    <style:style style:name="P39" style:family="paragraph" style:parent-style-name="Standard">
      <style:paragraph-properties fo:margin-top="0.0398in" fo:margin-bottom="0.0398in" style:contextual-spacing="false" fo:line-height="0.1575in" fo:text-align="center" style:justify-single-word="false"/>
      <style:text-properties fo:font-size="10pt" fo:font-weight="bold" officeooo:rsid="0019f7f5" officeooo:paragraph-rsid="0019f7f5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c1a" style:font-weight-asian="bold" style:font-weight-complex="bold"/>
    </style:style>
    <style:style style:name="T3" style:family="text">
      <style:text-properties fo:font-weight="bold" officeooo:rsid="00243041" style:font-weight-asian="bold" style:font-weight-complex="bold"/>
    </style:style>
    <style:style style:name="T4" style:family="text">
      <style:text-properties fo:font-weight="bold" officeooo:rsid="00217c8a" style:font-weight-asian="bold" style:font-weight-complex="bold"/>
    </style:style>
    <style:style style:name="T5" style:family="text">
      <style:text-properties officeooo:rsid="00232d0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language="ru" fo:country="RU" officeooo:rsid="00313bb5"/>
    </style:style>
    <style:style style:name="T8" style:family="text">
      <style:text-properties style:font-name="Liberation Serif" fo:language="ru" fo:country="RU" fo:font-style="normal" fo:font-weight="normal" officeooo:rsid="002f7dd3" style:font-style-asian="normal" style:font-weight-asian="normal" style:font-style-complex="normal" style:font-weight-complex="normal"/>
    </style:style>
    <style:style style:name="T9" style:family="text">
      <style:text-properties style:font-name="Liberation Serif" fo:language="ru" fo:country="RU" fo:font-weight="normal" officeooo:rsid="002f7dd3" style:font-weight-asian="normal" style:font-weight-complex="normal"/>
    </style:style>
    <style:style style:name="T10" style:family="text">
      <style:text-properties style:font-name="Liberation Serif" fo:font-weight="bold" officeooo:rsid="00217c8a" style:font-weight-asian="bold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f7dd3"/>
    </style:style>
    <style:style style:name="T14" style:family="text">
      <style:text-properties fo:language="ru" fo:country="RU" officeooo:rsid="002fd2fa"/>
    </style:style>
    <style:style style:name="T15" style:family="text">
      <style:text-properties fo:language="ru" fo:country="RU" officeooo:rsid="00313bb5"/>
    </style:style>
    <style:style style:name="T16" style:family="text">
      <style:text-properties fo:language="ru" fo:country="RU" officeooo:rsid="00342746"/>
    </style:style>
    <style:style style:name="T17" style:family="text">
      <style:text-properties officeooo:rsid="002f7dd3"/>
    </style:style>
    <style:style style:name="T18" style:family="text">
      <style:text-properties fo:font-weight="normal" officeooo:rsid="0019f7f5" style:font-weight-asian="normal" style:font-weight-complex="normal"/>
    </style:style>
    <style:style style:name="T19" style:family="text">
      <style:text-properties officeooo:rsid="0034e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3"><text:span text:style-name="T1">ДОГОВОР № ПК-</text:span><text:span text:style-name="T4">{d.serialNamber}</text:span><text:span text:style-name="T1">/</text:span><text:span text:style-name="T4">{d.directionNamber}</text:span></text:p>
      <text:p text:style-name="P28">о повышении квалификации руководящего работника (специалиста)</text:p>
      <text:p text:style-name="P28">на платной основе</text:p>
      <text:p text:style-name="P27"/>
      <table:table table:name="Таблица1" table:style-name="Таблица1">
        <table:table-column table:style-name="Таблица1.A"/>
        <table:table-column table:style-name="Таблица1.B"/>
        <table:table-row table:style-name="TableLine2270260899024">
          <table:table-cell table:style-name="Таблица1.A1" office:value-type="string">
            <text:p text:style-name="P1">___.___.2022</text:p>
          </table:table-cell>
          <table:table-cell table:style-name="Таблица1.A1" office:value-type="string">
            <text:p text:style-name="P6">г.Минск</text:p>
          </table:table-cell>
        </table:table-row>
      </table:table>
      <text:p text:style-name="P29"/>
      <text:p text:style-name="P14">У<text:span text:style-name="T6">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/text:span><text:span text:style-name="T8">УЧРЕЖДЕНИЕ ОБРАЗОВАНИЯ</text:span><text:span text:style-name="T6">, с одной стороны, и </text:span><text:span text:style-name="T10">{d.fullName}</text:span><text:span text:style-name="T6">, в дальнейшем именуемый(ая) </text:span><text:span text:style-name="T9">СЛУШАТЕЛЬ</text:span><text:span text:style-name="T11">, </text:span><text:span text:style-name="T6">с другой стороны, совместно именуемые Стороны, заключили настоящий договор о нижеследующем:</text:span></text:p>
      <text:p text:style-name="P32"/>
      <text:p text:style-name="P33">1. Предмет договора – повышение квалификации <text:span text:style-name="T13">руководящего работника (</text:span>специалиста<text:span text:style-name="T17">)</text:span> по образовательной программе <text:span text:style-name="T1">«</text:span><text:span text:style-name="T2">{d.cour}</text:span><text:span text:style-name="T1">» </text:span>в дневной форме получения образования на платной основе.</text:p>
      <text:p text:style-name="P34">2. Срок получения образования составляет<text:span text:style-name="T1"> c </text:span><text:span text:style-name="T2">{d.date}</text:span><text:span text:style-name="T1">.</text:span></text:p>
      <text:p text:style-name="P34">3. Стоимость обучения определяется исходя из затрат на обучение, утверждается ректором или первым проректором <text:span text:style-name="T13">УЧРЕЖДЕНИЯ ОБРАЗОВАНИЯ</text:span>, и на момент заключения настоящего договора составляет <text:span text:style-name="T2">{d.price}</text:span>.</text:p>
      <text:p text:style-name="P35">4. Порядок изменения стоимости обучения. </text:p>
      <text:p text:style-name="P35">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</text:p>
      <text:p text:style-name="P34">Скорректированная стоимость обучения утверждается ректором или первым проректором <text:span text:style-name="T13">УЧРЕЖДЕНИЯ ОБРАЗОВАНИЯ</text:span>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<text:span text:style-name="T13">СЛУШАТЕЛЬ</text:span> производит доплату разницы в стоимости в срок, указанный в соответствующем дополнительном соглашении.</text:p>
      <text:p text:style-name="P34">5. Порядок расчета за обучение.</text:p>
      <text:p text:style-name="P34">Оплата за обучение на основании настоящего договора осуществляется на текущий счет № BY93AKBB36329000005386000000 в Минском областном управлении №500 ОАО «АСБ Беларусбанк», BIC (SWIFT) AKBBBY2X, в полном размере в срок <text:span text:style-name="T1">до </text:span><text:span text:style-name="T2">{d.lastDate}</text:span></text:p>
      <text:p text:style-name="P34">6. Права и обязанности <text:span text:style-name="T19">C</text:span>торон.</text:p>
      <text:p text:style-name="P36">6.1. <text:span text:style-name="T13">УЧРЕЖДЕНИЕ ОБРАЗОВАНИЯ</text:span> имеет право:</text:p>
      <text:p text:style-name="P36">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34">досрочно прекратить образовательные отношения со <text:span text:style-name="T13">СЛУШАТЕЛЕМ</text:span> в случае невнесения платы за обучение в сроки, установленные в пунктах 4 и 5 настоящего договора;</text:p>
      <text:p text:style-name="P33">отчислить <text:span text:style-name="T13">СЛУШАТЕЛЯ</text:span> в случае пропуска <text:span text:style-name="T1">трех и более дней </text:span>на повышени<text:span text:style-name="T13">и</text:span> <text:span text:style-name="T13">квалификации</text:span> <text:span text:style-name="T1">без возврата</text:span> внесенных денежных средств за обучение.</text:p>
      <text:p text:style-name="P33">6.2. <text:span text:style-name="T13">УЧРЕЖДЕНИЕ ОБРАЗОВАНИЯ</text:span> обязуется:</text:p>
      <text:p text:style-name="P34">зачислить С<text:span text:style-name="T13">ЛУШАТЕЛЯ</text:span> для получения образования приказом ректора <text:span text:style-name="T13">УЧРЕЖДЕНИЯ ОБРАЗОВАНИЯ</text:span> и обеспечить его повышение квалификации в соответствии с пунктом 1 настоящего договора;</text:p>
      <text:p text:style-name="P34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</text:p>
      <text:p text:style-name="P34">6.3. <text:span text:style-name="T13">СЛУШАТЕЛЬ</text:span> имеет право на повышение квалификации в соответствии с пунктом 1 настоящего договора;</text:p>
      <text:p text:style-name="P34">6.4. С<text:span text:style-name="T13">ЛУШАТЕЛЬ</text:span> обязуется:</text:p>
      <text:p text:style-name="P34">добросовестно относиться к освоению содержания образовательной программы повышения квалификации;</text:p>
      <text:p text:style-name="P36">выполнять требования учредительных документов, правил внутреннего распорядка для обучающихся, иных локальных нормативных правовых актов <text:span text:style-name="T13">УЧРЕЖДЕНИЯ ОБРАЗОВАНИЯ</text:span>; </text:p>
      <text:p text:style-name="P36">бережно относиться к имуществу <text:span text:style-name="T13">УЧРЕЖДЕНИЯ ОБРАЗОВАНИЯ</text:span>.</text:p>
      <text:p text:style-name="P34">осуществить оплату стоимости обучения в срок, указанный в пункте 5 настоящего договора;</text:p>
      <text:p text:style-name="P33">в течение десяти дней со дня окончания обучения подписать акт оказанных услуг и вернуть его <text:span text:style-name="T13">УЧРЕЖДЕНИЮ ОБРАЗОВАНИЯ</text:span>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</text:p>
      <text:p text:style-name="P34">7. Ответственность <text:span text:style-name="T14">С</text:span>торон:</text:p>
      <text:p text:style-name="P34">7.1. за неисполнение или ненадлежащее исполнение своих обязательств по настоящему договору <text:span text:style-name="T14">С</text:span>тороны несут ответственность в соответствии с законодательством Республики Беларусь;</text:p>
      <text:p text:style-name="P34"><text:soft-page-break/>7.2. при нарушении сроков оплаты, предусмотренных пунктами 4 и 5 настоящего договора, <text:span text:style-name="T14">СЛУШАТЕЛЬ</text:span>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37">7.3. С<text:span text:style-name="T14">ЛУШАТЕЛЬ</text:span> несет ответственность перед<text:span text:style-name="T12"> </text:span><text:span text:style-name="T14">УЧРЕЖДЕНИЕМ ОБРАЗОВАНИЯ</text:span><text:span text:style-name="T12"> </text:span>за причинение вреда имуществу <text:span text:style-name="T14">УЧРЕЖДЕНИЯ ОБРАЗОВАНИЯ</text:span> в соответствии с законодательством Республики Беларусь.</text:p>
      <text:p text:style-name="P38">8. Антикоррупционная оговорка:</text:p>
      <text:p text:style-name="P34">8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34">8.2. при исполнении своих обязанностей по договору, Стороны обязуются не допускать действий коррупционной направленности;</text:p>
      <text:p text:style-name="P38">8.3. Стороны обязуются использовать механизм взаимного уведомления о случаях нарушения одной из <text:span text:style-name="T16">С</text:span>торон условий оговорки, а также опровержения (подтверждения) названных сведений;</text:p>
      <text:p text:style-name="P16">8.4. Стороны признают возможность расторжения договора в одностороннем порядке в случае нарушения одной из <text:span text:style-name="T16">С</text:span>торон условий оговорки, а также требования возмещения реального ущерба, возникшего в результате такого расторжения.</text:p>
      <text:p text:style-name="P14">9. Дополнительные условия договора:</text:p>
      <table:table table:name="Таблица2" table:style-name="Таблица2">
        <table:table-column table:style-name="Таблица2.A"/>
        <table:table-row table:style-name="TableLine2270260905552">
          <table:table-cell table:style-name="Таблица2.A1" office:value-type="string">
            <text:p text:style-name="P17"/>
          </table:table-cell>
        </table:table-row>
      </table:table>
      <text:p text:style-name="P14">10. Заключительные положения:</text:p>
      <text:p text:style-name="P15">10.1. настоящий договор составлен в трех экземплярах, имеющих одинаковую юридическую силу;</text:p>
      <text:p text:style-name="P15">10.2. договор вступает в силу со дня его подписания <text:span text:style-name="T14">С</text:span>торонами и действует до исполнения <text:span text:style-name="T15">С</text:span>торонами своих обязательств;</text:p>
      <text:p text:style-name="P15">10.3. договор изменяется и расторгается в соответствии с законодательством Республики Беларусь;</text:p>
      <text:p text:style-name="P15">10.4. вносимые изменения (дополнения) оформляются дополнительными соглашениями;</text:p>
      <text:p text:style-name="P15">10.5. все споры и разногласия по настоящему договору <text:span text:style-name="T16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15">11. Адреса, реквизиты и подписи <text:span text:style-name="T15">С</text:span>торон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270260898208">
          <table:table-cell table:style-name="Таблица3.A1" office:value-type="string">
            <text:p text:style-name="P26">УЧРЕЖДЕНИЕ ОБРАЗОВАНИЯ</text:p>
          </table:table-cell>
          <table:table-cell table:style-name="Таблица3.A1" office:value-type="string">
            <text:p text:style-name="P26">СЛУШАТЕЛЬ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TableLine2270260897392">
          <table:table-cell table:style-name="Таблица4.A1" office:value-type="string">
            <text:p text:style-name="P7">Учреждение образования «Белорусский государственный медицинский университет» </text:p>
          </table:table-cell>
          <table:table-cell table:style-name="Таблица4.A1" office:value-type="string">
            <text:p text:style-name="P9">{d.fullName}</text:p>
          </table:table-cell>
        </table:table-row>
        <table:table-row table:style-name="TableLine2270260899568">
          <table:table-cell table:style-name="Таблица4.A1" office:value-type="string">
            <text:p text:style-name="P1">Местонахождение: </text:p>
          </table:table-cell>
          <table:table-cell table:style-name="Таблица4.A1" office:value-type="string">
            <text:p text:style-name="P10">Адрес: </text:p>
          </table:table-cell>
        </table:table-row>
        <table:table-row table:style-name="TableLine2270260897936">
          <table:table-cell table:style-name="Таблица4.A1" office:value-type="string">
            <text:p text:style-name="P1">проспект Дзержинского, 83, <text:line-break/>корпус 1, 220116, г. Минск </text:p>
          </table:table-cell>
          <table:table-cell table:style-name="Таблица4.A1" office:value-type="string">
            <text:p text:style-name="P10">{d.address}</text:p>
          </table:table-cell>
        </table:table-row>
        <table:table-row table:style-name="TableLine2270260904192">
          <table:table-cell table:style-name="Таблица4.A1" office:value-type="string">
            <text:p text:style-name="P2">тел. 277-12-01 (приемная); </text:p>
            <text:p text:style-name="P3">факс: 277-12-02; </text:p>
            <text:p text:style-name="P3">тел. 207-94-93 (деканат); </text:p>
            <text:p text:style-name="P3">тел. 277-10-78 (бухгалтерия); </text:p>
            <text:p text:style-name="P2">тел. 277-17-13 (отдел договорных работ) </text:p>
          </table:table-cell>
          <table:table-cell table:style-name="Таблица4.A1" office:value-type="string">
            <text:p text:style-name="P4">тел.дом. <text:span text:style-name="T5">{d.homePhone}</text:span></text:p>
            <text:p text:style-name="P4">тел.моб. <text:span text:style-name="T5">{d. mobilePhone}</text:span> </text:p>
            <text:p text:style-name="P4"/>
            <text:p text:style-name="P5">Документ, удостоверяющий личность (вид, серия (при наличии), номер, дата выдачи, </text:p>
          </table:table-cell>
        </table:table-row>
        <table:table-row table:style-name="TableLine2270260904736">
          <table:table-cell table:style-name="Таблица4.A1" office:value-type="string">
            <text:p text:style-name="P5">Банковские реквизиты: </text:p>
            <text:p text:style-name="P5">Текущий счет</text:p>
            <text:p text:style-name="P5"><text:s/>№ BY93AKBB36329000005386000000 </text:p>
            <text:p text:style-name="P5">Минское областное управление №500 ОАО «АСБ Беларусбанк», BIC (SWIFT) AKBBBY2Х </text:p>
            <text:p text:style-name="P5">УНП 100582412 ОКПО 02017507 </text:p>
            <text:p text:style-name="P5">Адрес банка в г. Минске:</text:p>
            <text:p text:style-name="P5">пр. Дзержинского, 69. </text:p>
          </table:table-cell>
          <table:table-cell table:style-name="Таблица4.A1" office:value-type="string">
            <text:p text:style-name="P5">наименование государственного органа его выдавшего, идентификационный номер (при наличии) </text:p>
            <text:p text:style-name="P5"/>
            <text:p text:style-name="P11">____________________________________________________________________________________________________________________________________________________________________________________________</text:p>
          </table:table-cell>
        </table:table-row>
        <table:table-row table:style-name="TableLine2270260905008">
          <table:table-cell table:style-name="Таблица4.A1" office:value-type="string">
            <text:p text:style-name="P30">Первый проректор </text:p>
            <text:p text:style-name="P18"><text:span text:style-name="T18">____________________</text:span>И.Н.Мороз </text:p>
          </table:table-cell>
          <table:table-cell table:style-name="Таблица4.A1" office:value-type="string">
            <text:p text:style-name="P7"/>
            <text:p text:style-name="P7">_______________________________________________</text:p>
            <text:p text:style-name="P7">(подпись) </text:p>
          </table:table-cell>
        </table:table-row>
      </table:table>
      <text:p text:style-name="P19"/>
      <text:p text:style-name="P31">АКТ ОКАЗАННЫХ УСЛУГ</text:p>
      <text:p text:style-name="P25">по договору № <text:span text:style-name="T1">ПК–</text:span><text:span text:style-name="T3">{d.serialNamber}</text:span><text:span text:style-name="T1">/</text:span><text:span text:style-name="T3">{d.directionNamber}</text:span> от ___.___.2022</text:p>
      <text:p text:style-name="P25">о повышении квалификации руководящего работника (специалиста)</text:p>
      <text:p text:style-name="P25">на платной основе</text:p>
      <text:p text:style-name="P25"/>
      <table:table table:name="Таблица5" table:style-name="Таблица5">
        <table:table-column table:style-name="Таблица5.A"/>
        <table:table-column table:style-name="Таблица5.B"/>
        <table:table-row table:style-name="TableLine2270260906368">
          <table:table-cell table:style-name="Таблица5.A1" office:value-type="string">
            <text:p text:style-name="P1">___.___.2022</text:p>
          </table:table-cell>
          <table:table-cell table:style-name="Таблица5.A1" office:value-type="string">
            <text:p text:style-name="P6">г.Минск</text:p>
          </table:table-cell>
        </table:table-row>
      </table:table>
      <text:p text:style-name="P21"/>
      <text:p text:style-name="P22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У<text:span text:style-name="T14">ЧРЕЖДЕНИЕ ОБРАЗОВАНИЯ</text:span>, с одной стороны, <text:span text:style-name="T15">и </text:span><text:span text:style-name="T3">{d.fullName}</text:span>, именуемый(ая) С<text:span text:style-name="T14">ЛУШАТЕЛЬ</text:span>, с другой стороны, <text:span text:style-name="T6">совместно именуемые Стороны, </text:span><text:span text:style-name="T7">заключили настоящий акт о нижеследующем</text:span>: </text:p>
      <text:p text:style-name="P23"><text:span text:style-name="T14">СЛУШАТЕЛЬ</text:span> подтверждает надлежащее оказание <text:span text:style-name="T14">УЧРЕЖДЕНИЕМ ОБРАЗОВАНИЯ</text:span> образовательных услуг по договору № ПК-<text:span text:style-name="T3">{d.serialNamber}</text:span><text:span text:style-name="T1">/</text:span><text:span text:style-name="T3">{d.directionNamber}</text:span> от ___.___.2022 в полном объеме на сумму <text:span text:style-name="T3">{d.price}</text:span> без НДС. </text:p>
      <text:p text:style-name="P23">Стороны не имеют претензий друг к другу </text:p>
      <text:p text:style-name="P24">Настоящий акт составлен в двух экземплярах, по одному для каждой из <text:span text:style-name="T15">С</text:span>торон. </text:p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 table:style-name="TableLine2270260894672">
          <table:table-cell table:style-name="Таблица6.A1" office:value-type="string">
            <text:p text:style-name="P26">УЧРЕЖДЕНИЕ ОБРАЗОВАНИЯ</text:p>
          </table:table-cell>
          <table:table-cell table:style-name="Таблица6.A1" office:value-type="string">
            <text:p text:style-name="P26">СЛУШАТЕЛЬ</text:p>
          </table:table-cell>
        </table:table-row>
      </table:table>
      <table:table table:name="Таблица7" table:style-name="Таблица7">
        <table:table-column table:style-name="Таблица7.A" table:number-columns-repeated="2"/>
        <table:table-row table:style-name="TableLine2270260902832">
          <table:table-cell table:style-name="Таблица7.A1" office:value-type="string">
            <text:p text:style-name="P7">Учреждение образования «Белорусский государственный медицинский университет» </text:p>
          </table:table-cell>
          <table:table-cell table:style-name="Таблица7.A1" office:value-type="string">
            <text:p text:style-name="P12">{d.fullName}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2270260906640">
          <table:table-cell table:style-name="Таблица8.A1" office:value-type="string">
            <text:p text:style-name="P1">Первый проректор </text:p>
            <text:p text:style-name="P1">____________________И.Н.Мороз </text:p>
          </table:table-cell>
          <table:table-cell table:style-name="Таблица8.A1" office:value-type="string">
            <text:p text:style-name="P8">____________________________________</text:p>
            <text:p text:style-name="P8">(подпись) 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21T11:53:29.458000000</dc:date>
    <meta:editing-duration>PT1H5M29S</meta:editing-duration>
    <meta:editing-cycles>19</meta:editing-cycles>
    <meta:generator>LibreOffice/7.2.4.1$Windows_X86_64 LibreOffice_project/27d75539669ac387bb498e35313b970b7fe9c4f9</meta:generator>
    <meta:document-statistic meta:table-count="8" meta:image-count="0" meta:object-count="0" meta:page-count="3" meta:paragraph-count="93" meta:word-count="922" meta:character-count="8049" meta:non-whitespace-character-count="7187"/>
  </office:meta>
</office:document-meta>
</file>